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25-01-19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25-01-1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24-01-0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23-01-06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22-01-05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21-01-0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20-01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19-01-04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18-01-04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17-01-05 20:1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16-01-04 18:1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139101223001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